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Znak wejściowy</text:p>
          </table:table-cell>
          <table:table-cell office:value-type="string" calcext:value-type="string">
            <text:p>Znak wyjściow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6" table:number-rows-spanned="1">
            <text:p>Operacja</text:p>
          </table:table-cell>
          <table:covered-table-cell table:number-columns-repeated="2"/>
          <table:covered-table-cell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Zero_Bit</text:p>
          </table:table-cell>
          <table:covered-table-cell table:style-name="ce1"/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10010" calcext:value-type="float">
            <text:p>1110010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. bit:1 (2^1) Zeruje 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0010" calcext:value-type="float">
            <text:p>11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.bit:2 (2^2)</text:p>
          </table:table-cell>
          <table:table-cell office:value-type="string" calcext:value-type="string">
            <text:p>Nie zmienia 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Set_bi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1110010" calcext:value-type="float">
            <text:p>11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. bit:1 (2^1)</text:p>
          </table:table-cell>
          <table:table-cell office:value-type="string" calcext:value-type="string">
            <text:p>Bez zmian, 1 zostaje 1</text:p>
          </table:table-cell>
        </table:table-row>
        <table:table-row table:style-name="ro1">
          <table:table-cell table:number-columns-repeated="2"/>
          <table:table-cell office:value-type="float" office:value="1110110" calcext:value-type="float">
            <text:p>11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d.bit:2 (2^2)</text:p>
          </table:table-cell>
          <table:table-cell office:value-type="string" calcext:value-type="string">
            <text:p>Zmienia 1 na 0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lip_Bi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10010" calcext:value-type="float">
            <text:p>1110010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. bit:1 (2^1)</text:p>
          </table:table-cell>
          <table:table-cell office:value-type="string" calcext:value-type="string">
            <text:p>Zmienia bit który był 1 na 0</text:p>
          </table:table-cell>
        </table:table-row>
        <table:table-row table:style-name="ro1">
          <table:table-cell table:number-columns-repeated="2"/>
          <table:table-cell office:value-type="float" office:value="1110110" calcext:value-type="float">
            <text:p>11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d.bit:2 (2^2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z Strzelec</meta:initial-creator>
    <meta:creation-date>2017-12-07T13:22:50.696361329</meta:creation-date>
    <dc:date>2017-12-07T13:30:52.752533439</dc:date>
    <dc:creator>Lukasz Strzelec</dc:creator>
    <meta:editing-duration>PT8M2S</meta:editing-duration>
    <meta:editing-cycles>1</meta:editing-cycles>
    <meta:document-statistic meta:table-count="1" meta:cell-count="34" meta:object-count="0"/>
    <meta:generator>LibreOffice/4.3.3.2$Linux_X86_64 LibreOffice_project/430m0$Build-2</meta:generator>
  </office:meta>
</office:document-meta>
</file>